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,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Lundblad</meta:initial-creator>
    <meta:creation-date>2012-08-23T16:07:24</meta:creation-date>
    <dc:date>2012-08-23T16:08:13</dc:date>
    <dc:creator>Marcus Lundblad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3.5$Linux_X86_64 LibreOffice_project/350m1$Build-2</meta:generator>
  </office:meta>
</office:document-meta>
</file>